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style:vertical-align="middle" fo:padding="0.097cm" fo:border="none"/>
    </style:style>
    <style:style style:name="Tableau4.B1" style:family="table-cell">
      <style:table-cell-properties fo:padding="0.097cm" fo:border="none"/>
    </style:style>
    <style:style style:name="Tableau1" style:family="table">
      <style:table-properties style:width="17.221cm" fo:margin-left="0cm" table:align="left"/>
    </style:style>
    <style:style style:name="Tableau1.A" style:family="table-column">
      <style:table-column-properties style:column-width="2.551cm"/>
    </style:style>
    <style:style style:name="Tableau1.B" style:family="table-column">
      <style:table-column-properties style:column-width="14.67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none"/>
    </style:style>
    <style:style style:name="Tableau2.2" style:family="table-row">
      <style:table-row-properties style:min-row-height="1.21cm"/>
    </style:style>
    <style:style style:name="Tableau3" style:family="table">
      <style:table-properties style:width="17.221cm" fo:margin-left="0cm" table:align="left"/>
    </style:style>
    <style:style style:name="Tableau3.A" style:family="table-column">
      <style:table-column-properties style:column-width="2.551cm"/>
    </style:style>
    <style:style style:name="Tableau3.B" style:family="table-column">
      <style:table-column-properties style:column-width="14.67cm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text-properties style:font-name="DejaVu Sans" fo:font-size="10pt" fo:font-weight="bold" officeooo:paragraph-rsid="0039d1e3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DejaVu Sans" fo:font-size="10pt" fo:font-weight="bold" officeooo:rsid="001e348d" officeooo:paragraph-rsid="0023ea02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DejaVu Sans" fo:font-size="10pt" fo:font-weight="bold" officeooo:rsid="0019cde8" officeooo:paragraph-rsid="0019cde8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DejaVu Sans" fo:font-size="10pt" fo:font-weight="bold" officeooo:rsid="0028fdde" officeooo:paragraph-rsid="0030c358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DejaVu Sans" fo:font-size="12pt" fo:font-weight="bold" officeooo:rsid="0011a21e" officeooo:paragraph-rsid="0039d1e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DejaVu Sans" officeooo:rsid="00104e24" officeooo:paragraph-rsid="00104e24"/>
    </style:style>
    <style:style style:name="P7" style:family="paragraph" style:parent-style-name="Table_20_Contents">
      <style:paragraph-properties fo:text-align="end" style:justify-single-word="false"/>
      <style:text-properties style:font-name="DejaVu Sans" fo:font-size="10pt" fo:font-weight="bold" officeooo:paragraph-rsid="0040d197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DejaVu Sans" fo:font-size="10pt" fo:font-weight="bold" officeooo:rsid="0011a21e" officeooo:paragraph-rsid="0011a21e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DejaVu Sans" fo:font-size="10pt" fo:font-weight="bold" officeooo:rsid="0017ecec" officeooo:paragraph-rsid="0017ecec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DejaVu Sans" fo:font-size="10pt" fo:font-weight="bold" officeooo:rsid="0017ecec" officeooo:paragraph-rsid="002e450f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DejaVu Sans" fo:font-size="10pt" fo:font-weight="bold" officeooo:rsid="00409e15" officeooo:paragraph-rsid="00409e15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DejaVu Sans" fo:font-size="10pt" fo:font-weight="bold" officeooo:rsid="0019cde8" officeooo:paragraph-rsid="0032510b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DejaVu Sans" fo:font-size="10pt" fo:font-weight="bold" officeooo:paragraph-rsid="0030c358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DejaVu Sans" fo:font-size="10pt" fo:font-weight="bold" officeooo:rsid="0034806d" officeooo:paragraph-rsid="0034806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DejaVu Sans" fo:font-size="10pt" fo:font-weight="bold" officeooo:rsid="0034806d" officeooo:paragraph-rsid="00820038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DejaVu Sans" fo:font-size="10pt" officeooo:paragraph-rsid="003d4b6d" style:font-size-asian="10pt" style:font-size-complex="10pt"/>
    </style:style>
    <style:style style:name="P17" style:family="paragraph" style:parent-style-name="Table_20_Contents">
      <style:text-properties style:font-name="DejaVu Sans" fo:font-size="10pt" officeooo:rsid="00409e15" officeooo:paragraph-rsid="00409e15" style:font-size-asian="10pt" style:font-size-complex="10pt"/>
    </style:style>
    <style:style style:name="P18" style:family="paragraph" style:parent-style-name="Standard">
      <style:paragraph-properties fo:padding="0.049cm" fo:border-left="none" fo:border-right="none" fo:border-top="none" fo:border-bottom="0.06pt solid #b84700" style:shadow="none"/>
      <style:text-properties fo:color="#b84700" style:font-name="DejaVu Sans" fo:font-size="14pt" fo:font-weight="normal" officeooo:rsid="00453134" officeooo:paragraph-rsid="00453134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DejaVu Sans" fo:font-size="10pt" fo:font-weight="bold" officeooo:rsid="001664ee" officeooo:paragraph-rsid="0011a21e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DejaVu Sans" fo:font-size="10pt" officeooo:rsid="00104e24" officeooo:paragraph-rsid="006b4c78" style:font-size-asian="10pt" style:font-size-complex="10pt"/>
    </style:style>
    <style:style style:name="P21" style:family="paragraph" style:parent-style-name="Standard">
      <style:paragraph-properties fo:text-align="end" style:justify-single-word="false"/>
      <style:text-properties style:font-name="DejaVu Sans" fo:font-size="10pt" officeooo:rsid="00104e24" officeooo:paragraph-rsid="008bf600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DejaVu Sans" fo:font-size="10pt" officeooo:rsid="00104e24" officeooo:paragraph-rsid="00920325" style:font-size-asian="10pt" style:font-size-complex="10pt"/>
    </style:style>
    <style:style style:name="P23" style:family="paragraph" style:parent-style-name="Standard">
      <style:paragraph-properties fo:text-align="end" style:justify-single-word="false"/>
      <style:text-properties style:font-name="DejaVu Sans" officeooo:rsid="00104e24" officeooo:paragraph-rsid="00104e24"/>
    </style:style>
    <style:style style:name="P24" style:family="paragraph" style:parent-style-name="Standard">
      <style:paragraph-properties fo:text-align="center" style:justify-single-word="false"/>
      <style:text-properties fo:color="#dd4814" style:font-name="DejaVu Sans" officeooo:rsid="00104e24" officeooo:paragraph-rsid="009345b6"/>
    </style:style>
    <style:style style:name="P25" style:family="paragraph" style:parent-style-name="Standard">
      <style:paragraph-properties fo:text-align="start" style:justify-single-word="false"/>
      <style:text-properties fo:color="#b84700" style:font-name="DejaVu Sans" fo:font-size="15pt" fo:font-weight="bold" officeooo:rsid="00104e24" officeooo:paragraph-rsid="006b4c78" style:font-size-asian="15pt" style:font-weight-asian="bold" style:font-size-complex="15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DejaVu Sans" fo:font-size="10pt" fo:font-weight="normal" officeooo:rsid="00104e24" officeooo:paragraph-rsid="00920325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padding="0.049cm" fo:border-left="none" fo:border-right="none" fo:border-top="none" fo:border-bottom="0.06pt solid #b84700" style:shadow="none"/>
      <style:text-properties fo:color="#dd4814" style:font-name="DejaVu Sans" fo:font-size="14pt" fo:font-weight="normal" officeooo:rsid="0011a21e" officeooo:paragraph-rsid="0011a21e" style:font-size-asian="14pt" style:font-weight-asian="normal" style:font-size-complex="14pt" style:font-weight-complex="normal"/>
    </style:style>
    <style:style style:name="P28" style:family="paragraph" style:parent-style-name="Table_20_Contents" style:list-style-name="L1">
      <style:text-properties style:font-name="DejaVu Sans" fo:font-size="10pt" fo:font-weight="normal" officeooo:rsid="0017ecec" officeooo:paragraph-rsid="0017ecec" style:font-size-asian="10pt" style:font-weight-asian="normal" style:font-size-complex="10pt" style:font-weight-complex="normal"/>
    </style:style>
    <style:style style:name="P29" style:family="paragraph" style:parent-style-name="Table_20_Contents" style:list-style-name="L1">
      <style:text-properties style:font-name="DejaVu Sans" fo:font-size="10pt" fo:font-weight="normal" officeooo:rsid="0017ecec" officeooo:paragraph-rsid="002e450f" style:font-size-asian="10pt" style:font-weight-asian="normal" style:font-size-complex="10pt" style:font-weight-complex="normal"/>
    </style:style>
    <style:style style:name="P30" style:family="paragraph" style:parent-style-name="Table_20_Contents" style:list-style-name="L1">
      <style:text-properties style:font-name="DejaVu Sans" fo:font-size="10pt" fo:font-weight="normal" officeooo:rsid="0036a077" officeooo:paragraph-rsid="0036a077" style:font-size-asian="10pt" style:font-weight-asian="normal" style:font-size-complex="10pt" style:font-weight-complex="normal"/>
    </style:style>
    <style:style style:name="P31" style:family="paragraph" style:parent-style-name="Table_20_Contents" style:list-style-name="L1">
      <style:text-properties style:font-name="DejaVu Sans" fo:font-size="10pt" fo:font-weight="normal" officeooo:rsid="0019cde8" officeooo:paragraph-rsid="0019cde8" style:font-size-asian="10pt" style:font-weight-asian="normal" style:font-size-complex="10pt" style:font-weight-complex="normal"/>
    </style:style>
    <style:style style:name="P32" style:family="paragraph" style:parent-style-name="Table_20_Contents" style:list-style-name="L1">
      <style:text-properties style:font-name="DejaVu Sans" fo:font-size="10pt" fo:font-weight="normal" officeooo:rsid="0019cde8" officeooo:paragraph-rsid="0032510b" style:font-size-asian="10pt" style:font-weight-asian="normal" style:font-size-complex="10pt" style:font-weight-complex="normal"/>
    </style:style>
    <style:style style:name="P33" style:family="paragraph" style:parent-style-name="Table_20_Contents" style:list-style-name="L1">
      <style:text-properties style:font-name="DejaVu Sans" fo:font-size="10pt" fo:font-weight="normal" officeooo:rsid="0019cde8" officeooo:paragraph-rsid="00820038" style:font-size-asian="10pt" style:font-weight-asian="normal" style:font-size-complex="10pt" style:font-weight-complex="normal"/>
    </style:style>
    <style:style style:name="P34" style:family="paragraph" style:parent-style-name="Table_20_Contents" style:list-style-name="L1">
      <style:text-properties style:font-name="DejaVu Sans" fo:font-size="10pt" fo:font-weight="normal" officeooo:rsid="005345e9" officeooo:paragraph-rsid="005345e9" style:font-size-asian="10pt" style:font-weight-asian="normal" style:font-size-complex="10pt" style:font-weight-complex="normal"/>
    </style:style>
    <style:style style:name="P35" style:family="paragraph" style:parent-style-name="Table_20_Contents" style:list-style-name="L1">
      <style:text-properties style:font-name="DejaVu Sans" fo:font-size="10pt" fo:font-weight="normal" officeooo:rsid="001e348d" officeooo:paragraph-rsid="0023ea02" style:font-size-asian="10pt" style:font-weight-asian="normal" style:font-size-complex="10pt" style:font-weight-complex="normal"/>
    </style:style>
    <style:style style:name="P36" style:family="paragraph" style:parent-style-name="Table_20_Contents" style:list-style-name="L1">
      <style:text-properties style:font-name="DejaVu Sans" fo:font-size="10pt" fo:font-weight="normal" officeooo:rsid="001fa591" officeooo:paragraph-rsid="0023ea02" style:font-size-asian="10pt" style:font-weight-asian="normal" style:font-size-complex="10pt" style:font-weight-complex="normal"/>
    </style:style>
    <style:style style:name="P37" style:family="paragraph" style:parent-style-name="Table_20_Contents" style:list-style-name="L1">
      <style:text-properties style:font-name="DejaVu Sans" fo:font-size="10pt" fo:font-weight="normal" officeooo:rsid="00170600" officeooo:paragraph-rsid="0030c358" style:font-size-asian="10pt" style:font-weight-asian="normal" style:font-size-complex="10pt" style:font-weight-complex="normal"/>
    </style:style>
    <style:style style:name="P38" style:family="paragraph" style:parent-style-name="Table_20_Contents" style:list-style-name="L1">
      <style:text-properties style:font-name="DejaVu Sans" fo:font-size="10pt" fo:font-weight="normal" officeooo:rsid="00170600" officeooo:paragraph-rsid="00801195" style:font-size-asian="10pt" style:font-weight-asian="normal" style:font-size-complex="10pt" style:font-weight-complex="normal"/>
    </style:style>
    <style:style style:name="P39" style:family="paragraph" style:parent-style-name="Table_20_Contents" style:list-style-name="L1">
      <style:text-properties style:font-name="DejaVu Sans" fo:font-size="10pt" fo:font-weight="normal" officeooo:rsid="005aa725" officeooo:paragraph-rsid="005aa725" style:font-size-asian="10pt" style:font-weight-asian="normal" style:font-size-complex="10pt" style:font-weight-complex="normal"/>
    </style:style>
    <style:style style:name="P40" style:family="paragraph" style:parent-style-name="Table_20_Contents" style:list-style-name="L1">
      <style:text-properties style:font-name="DejaVu Sans" fo:font-size="10pt" fo:font-weight="normal" officeooo:rsid="002a1fa2" officeooo:paragraph-rsid="0030c358" style:font-size-asian="10pt" style:font-weight-asian="normal" style:font-size-complex="10pt" style:font-weight-complex="normal"/>
    </style:style>
    <style:style style:name="P41" style:family="paragraph" style:parent-style-name="Table_20_Contents" style:list-style-name="L1">
      <style:text-properties style:font-name="DejaVu Sans" fo:font-size="10pt" fo:font-weight="normal" officeooo:paragraph-rsid="0030c358" style:font-size-asian="10pt" style:font-weight-asian="normal" style:font-size-complex="10pt" style:font-weight-complex="normal"/>
    </style:style>
    <style:style style:name="P42" style:family="paragraph" style:parent-style-name="Table_20_Contents" style:list-style-name="L1">
      <style:text-properties style:font-name="DejaVu Sans" fo:font-size="10pt" fo:font-weight="normal" officeooo:rsid="001a904e" officeooo:paragraph-rsid="002e450f" style:font-size-asian="10pt" style:font-weight-asian="normal" style:font-size-complex="10pt" style:font-weight-complex="normal"/>
    </style:style>
    <style:style style:name="P43" style:family="paragraph" style:parent-style-name="Table_20_Contents" style:list-style-name="L1">
      <style:text-properties style:font-name="DejaVu Sans" fo:font-size="10pt" fo:font-weight="normal" officeooo:rsid="00816d5b" officeooo:paragraph-rsid="00816d5b" style:font-size-asian="10pt" style:font-weight-asian="normal" style:font-size-complex="10pt" style:font-weight-complex="normal"/>
    </style:style>
    <style:style style:name="P44" style:family="paragraph" style:parent-style-name="Table_20_Contents" style:list-style-name="L1">
      <style:text-properties style:font-name="DejaVu Sans" fo:font-size="10pt" fo:font-weight="normal" officeooo:rsid="001c541a" officeooo:paragraph-rsid="0032510b" style:font-size-asian="10pt" style:font-weight-asian="normal" style:font-size-complex="10pt" style:font-weight-complex="normal"/>
    </style:style>
    <style:style style:name="P45" style:family="paragraph" style:parent-style-name="Table_20_Contents" style:list-style-name="L1">
      <style:text-properties style:font-name="DejaVu Sans" fo:font-size="10pt" fo:font-weight="normal" officeooo:rsid="001c541a" officeooo:paragraph-rsid="004dfcd2" style:font-size-asian="10pt" style:font-weight-asian="normal" style:font-size-complex="10pt" style:font-weight-complex="normal"/>
    </style:style>
    <style:style style:name="P46" style:family="paragraph" style:parent-style-name="Table_20_Contents" style:list-style-name="L1">
      <style:text-properties style:font-name="DejaVu Sans" fo:font-size="10pt" fo:font-weight="normal" officeooo:rsid="00224e37" officeooo:paragraph-rsid="0032510b" style:font-size-asian="10pt" style:font-weight-asian="normal" style:font-size-complex="10pt" style:font-weight-complex="normal"/>
    </style:style>
    <style:style style:name="P47" style:family="paragraph" style:parent-style-name="Table_20_Contents" style:list-style-name="L1">
      <style:text-properties style:font-name="DejaVu Sans" fo:font-size="10pt" fo:font-weight="normal" officeooo:rsid="004fd2fd" officeooo:paragraph-rsid="004fd2fd" style:font-size-asian="10pt" style:font-weight-asian="normal" style:font-size-complex="10pt" style:font-weight-complex="normal"/>
    </style:style>
    <style:style style:name="P48" style:family="paragraph" style:parent-style-name="Table_20_Contents" style:list-style-name="L1">
      <style:text-properties style:font-name="DejaVu Sans" fo:font-size="10pt" fo:font-weight="normal" officeooo:rsid="004dfcd2" officeooo:paragraph-rsid="004dfcd2" style:font-size-asian="10pt" style:font-weight-asian="normal" style:font-size-complex="10pt" style:font-weight-complex="normal"/>
    </style:style>
    <style:style style:name="P49" style:family="paragraph" style:parent-style-name="Table_20_Contents" style:list-style-name="L1">
      <style:text-properties style:font-name="DejaVu Sans" fo:font-size="10pt" fo:font-weight="normal" officeooo:rsid="0071b6ad" officeooo:paragraph-rsid="0071b6ad" style:font-size-asian="10pt" style:font-weight-asian="normal" style:font-size-complex="10pt" style:font-weight-complex="normal"/>
    </style:style>
    <style:style style:name="P50" style:family="paragraph" style:parent-style-name="Table_20_Contents" style:list-style-name="L1">
      <style:text-properties style:font-name="DejaVu Sans" fo:font-size="10pt" fo:font-weight="normal" officeooo:rsid="0034806d" officeooo:paragraph-rsid="00820038" style:font-size-asian="10pt" style:font-weight-asian="normal" style:font-size-complex="10pt" style:font-weight-complex="normal"/>
    </style:style>
    <style:style style:name="P51" style:family="paragraph" style:parent-style-name="Table_20_Contents">
      <style:text-properties style:font-name="DejaVu Sans" fo:font-size="10pt" fo:font-weight="bold" officeooo:rsid="00820038" officeooo:paragraph-rsid="00820038" style:font-size-asian="10pt" style:font-weight-asian="bold" style:font-size-complex="10pt" style:font-weight-complex="bold"/>
    </style:style>
    <style:style style:name="P52" style:family="paragraph" style:parent-style-name="Table_20_Contents">
      <style:text-properties style:font-name="DejaVu Sans" fo:font-size="10pt" officeooo:rsid="0011a21e" officeooo:paragraph-rsid="005f9149" style:font-size-asian="10pt" style:font-size-complex="10pt"/>
    </style:style>
    <style:style style:name="P53" style:family="paragraph" style:parent-style-name="Table_20_Contents">
      <style:text-properties style:font-name="DejaVu Sans" fo:font-size="10pt" officeooo:rsid="0011a21e" officeooo:paragraph-rsid="00925099" style:font-size-asian="10pt" style:font-size-complex="10pt"/>
    </style:style>
    <style:style style:name="T1" style:family="text">
      <style:text-properties officeooo:rsid="0016f82d"/>
    </style:style>
    <style:style style:name="T2" style:family="text">
      <style:text-properties officeooo:rsid="00170600"/>
    </style:style>
    <style:style style:name="T3" style:family="text">
      <style:text-properties officeooo:rsid="002a1fa2"/>
    </style:style>
    <style:style style:name="T4" style:family="text">
      <style:text-properties officeooo:rsid="002a7dff"/>
    </style:style>
    <style:style style:name="T5" style:family="text">
      <style:text-properties officeooo:rsid="0034806d"/>
    </style:style>
    <style:style style:name="T6" style:family="text">
      <style:text-properties officeooo:rsid="00353620"/>
    </style:style>
    <style:style style:name="T7" style:family="text">
      <style:text-properties officeooo:rsid="003c02e2"/>
    </style:style>
    <style:style style:name="T8" style:family="text">
      <style:text-properties officeooo:rsid="003d4b6d"/>
    </style:style>
    <style:style style:name="T9" style:family="text">
      <style:text-properties officeooo:rsid="003dac9c"/>
    </style:style>
    <style:style style:name="T10" style:family="text">
      <style:text-properties officeooo:rsid="0040d197"/>
    </style:style>
    <style:style style:name="T11" style:family="text">
      <style:text-properties officeooo:rsid="0041bc1c"/>
    </style:style>
    <style:style style:name="T12" style:family="text">
      <style:text-properties officeooo:rsid="0042ef2e"/>
    </style:style>
    <style:style style:name="T13" style:family="text">
      <style:text-properties officeooo:rsid="005d2c26"/>
    </style:style>
    <style:style style:name="T14" style:family="text">
      <style:text-properties officeooo:rsid="005ea718"/>
    </style:style>
    <style:style style:name="T15" style:family="text">
      <style:text-properties officeooo:rsid="006c781a"/>
    </style:style>
    <style:style style:name="T16" style:family="text">
      <style:text-properties officeooo:rsid="006f18e1"/>
    </style:style>
    <style:style style:name="T17" style:family="text">
      <style:text-properties officeooo:rsid="0070dd50"/>
    </style:style>
    <style:style style:name="T18" style:family="text">
      <style:text-properties officeooo:rsid="008220f4"/>
    </style:style>
    <style:style style:name="T19" style:family="text">
      <style:text-properties officeooo:rsid="008722f1"/>
    </style:style>
    <style:style style:name="T20" style:family="text">
      <style:text-properties officeooo:rsid="00879dc9"/>
    </style:style>
    <style:style style:name="T21" style:family="text">
      <style:text-properties officeooo:rsid="001e348d"/>
    </style:style>
    <style:style style:name="T22" style:family="text">
      <style:text-properties officeooo:rsid="008a94eb"/>
    </style:style>
    <style:style style:name="T23" style:family="text">
      <style:text-properties officeooo:rsid="008bf600"/>
    </style:style>
    <style:style style:name="T24" style:family="text">
      <style:text-properties officeooo:rsid="008da74f"/>
    </style:style>
    <style:style style:name="T25" style:family="text">
      <style:text-properties officeooo:rsid="008ee543"/>
    </style:style>
    <style:style style:name="T26" style:family="text">
      <style:text-properties style:use-window-font-color="true"/>
    </style:style>
    <style:style style:name="T27" style:family="text">
      <style:text-properties officeooo:rsid="00925099"/>
    </style:style>
    <style:style style:name="T28" style:family="text">
      <style:text-properties officeooo:rsid="009345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5">Alain DRILLON</text:p>
            <text:p text:style-name="P22"><text:span text:style-name="T23">7 Route du Beau Soleil</text:span></text:p>
            <text:p text:style-name="P22"><text:span text:style-name="T23">13016 Marseille</text:span></text:p>
            <text:p text:style-name="P22">Tél. 06 51 16 33 57</text:p>
            <text:p text:style-name="P26">alaindrillon@myopera.com</text:p>
          </table:table-cell>
          <table:table-cell table:style-name="Tableau4.B1" office:value-type="string">
            <text:p text:style-name="P21"><text:span text:style-name="T23"/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24"><text:span text:style-name="T28">Demande de stage de avril à juin 2013</text:span></text:p>
      <text:p text:style-name="P6"/>
      <text:p text:style-name="P6"/>
      <text:p text:style-name="P27">FORMATION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2012-2014</text:p>
          </table:table-cell>
          <table:table-cell table:style-name="Tableau1.A1" office:value-type="string">
            <text:p text:style-name="P53">DUT Informatique<text:span text:style-name="T15"> –</text:span><text:span text:style-name="T27"> 2ème année en cours</text:span></text:p>
            <text:p text:style-name="P53"><text:span text:style-name="T27">IUT Aix-Marseille</text:span></text:p>
          </table:table-cell>
        </table:table-row>
        <table:table-row>
          <table:table-cell table:style-name="Tableau1.A1" office:value-type="string">
            <text:p text:style-name="P8">2012</text:p>
          </table:table-cell>
          <table:table-cell table:style-name="Tableau1.A1" office:value-type="string">
            <text:p text:style-name="P52">Baccalauréat Scientifique spécialité Sciences de l'Ingénieur <text:span text:style-name="T27">- </text:span>mention Assez Bien</text:p>
            <text:p text:style-name="P53"><text:span text:style-name="T27">Lycée Rempart</text:span></text:p>
          </table:table-cell>
        </table:table-row>
      </table:table>
      <text:p text:style-name="P19"/>
      <text:p text:style-name="P18">COMPÉTENCE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Langages de programmation</text:p>
            <text:list xml:id="list7283007440549313933" text:style-name="L1">
              <text:list-item>
                <text:p text:style-name="P28">C/C++</text:p>
              </text:list-item>
              <text:list-item>
                <text:p text:style-name="P28">C#</text:p>
              </text:list-item>
              <text:list-item>
                <text:p text:style-name="P28">Java</text:p>
              </text:list-item>
              <text:list-item>
                <text:p text:style-name="P30">Assembleur MIPS</text:p>
              </text:list-item>
            </text:list>
          </table:table-cell>
          <table:table-cell table:style-name="Tableau2.A1" office:value-type="string">
            <text:p text:style-name="P3"><text:span text:style-name="T18">Langages </text:span>Web</text:p>
            <text:list xml:id="list1828906215" text:continue-numbering="true" text:style-name="L1">
              <text:list-item>
                <text:p text:style-name="P31">HTML5/CSS3</text:p>
              </text:list-item>
              <text:list-item>
                <text:p text:style-name="P31">JavaScript</text:p>
              </text:list-item>
              <text:list-item>
                <text:p text:style-name="P31">PHP</text:p>
              </text:list-item>
            </text:list>
          </table:table-cell>
        </table:table-row>
        <table:table-row table:style-name="Tableau2.2">
          <table:table-cell table:style-name="Tableau2.A1" office:value-type="string">
            <text:p text:style-name="P2">Réseaux</text:p>
            <text:list xml:id="list480605354" text:continue-numbering="true" text:style-name="L1">
              <text:list-item>
                <text:p text:style-name="P34">LAN <text:span text:style-name="T22">et </text:span><text:span text:style-name="T21">TCP/IP</text:span></text:p>
              </text:list-item>
              <text:list-item>
                <text:p text:style-name="P35">Modèle OSI</text:p>
              </text:list-item>
              <text:list-item>
                <text:p text:style-name="P36">Routeurs CISCO</text:p>
              </text:list-item>
            </text:list>
          </table:table-cell>
          <table:table-cell table:style-name="Tableau2.A1" office:value-type="string">
            <text:p text:style-name="P13"><text:span text:style-name="T1">Systèmes </text:span><text:span text:style-name="T2">d'exploitation</text:span></text:p>
            <text:list xml:id="list1581747733" text:continue-numbering="true" text:style-name="L1">
              <text:list-item>
                <text:p text:style-name="P37">GNU/Linux (Ubuntu/Mint/Arch/Gentoo)</text:p>
              </text:list-item>
              <text:list-item>
                <text:p text:style-name="P38">Windows <text:span text:style-name="T13">95/98/</text:span>XP/<text:span text:style-name="T14">Vista/</text:span>7</text:p>
              </text:list-item>
              <text:list-item>
                <text:p text:style-name="P39">Android</text:p>
              </text:list-item>
            </text:list>
          </table:table-cell>
        </table:table-row>
        <table:table-row table:style-name="Tableau2.2">
          <table:table-cell table:style-name="Tableau2.A1" office:value-type="string">
            <text:p text:style-name="P4">Bases de données</text:p>
            <text:list xml:id="list1487324984" text:continue-numbering="true" text:style-name="L1">
              <text:list-item>
                <text:p text:style-name="P40">Oracle DB</text:p>
              </text:list-item>
              <text:list-item>
                <text:p text:style-name="P41"><text:span text:style-name="T3">SQL</text:span><text:span text:style-name="T4"> et SQL*Plus</text:span></text:p>
              </text:list-item>
              <text:list-item>
                <text:p text:style-name="P40">PL/SQL</text:p>
              </text:list-item>
            </text:list>
          </table:table-cell>
          <table:table-cell table:style-name="Tableau2.A1" office:value-type="string">
            <text:p text:style-name="P10">Frameworks</text:p>
            <text:list xml:id="list1424031891" text:continue-numbering="true" text:style-name="L1">
              <text:list-item>
                <text:p text:style-name="P29">Microsoft .NET</text:p>
              </text:list-item>
              <text:list-item>
                <text:p text:style-name="P29">Swing (Java)</text:p>
              </text:list-item>
              <text:list-item>
                <text:p text:style-name="P42">jQuery (JavaScript)</text:p>
              </text:list-item>
            </text:list>
          </table:table-cell>
        </table:table-row>
        <table:table-row>
          <table:table-cell table:style-name="Tableau2.A1" office:value-type="string">
            <text:p text:style-name="P51">Environnements de développement</text:p>
            <text:list xml:id="list1242607282" text:continue-numbering="true" text:style-name="L1">
              <text:list-item>
                <text:p text:style-name="P43">Vim</text:p>
              </text:list-item>
              <text:list-item>
                <text:p text:style-name="P32">Eclipse</text:p>
              </text:list-item>
              <text:list-item>
                <text:p text:style-name="P32">Visual Studio</text:p>
              </text:list-item>
              <text:list-item>
                <text:p text:style-name="P44">Oracle SQL Developer</text:p>
              </text:list-item>
            </text:list>
          </table:table-cell>
          <table:table-cell table:style-name="Tableau2.A1" office:value-type="string">
            <text:p text:style-name="P12">Outils</text:p>
            <text:list xml:id="list1230069906" text:continue-numbering="true" text:style-name="L1">
              <text:list-item>
                <text:p text:style-name="P46">CISCO Network <text:span text:style-name="T19">Assi</text:span><text:span text:style-name="T20">s</text:span><text:span text:style-name="T19">tant</text:span></text:p>
              </text:list-item>
              <text:list-item>
                <text:p text:style-name="P47">Wireshark</text:p>
              </text:list-item>
              <text:list-item>
                <text:p text:style-name="P45">MarsMIPS</text:p>
              </text:list-item>
              <text:list-item>
                <text:p text:style-name="P48">TkGate</text:p>
              </text:list-item>
              <text:list-item>
                <text:p text:style-name="P49">LaTeX</text:p>
              </text:list-item>
            </text:list>
          </table:table-cell>
        </table:table-row>
        <table:table-row>
          <table:table-cell table:style-name="Tableau2.A1" office:value-type="string">
            <text:p text:style-name="P15">Langues</text:p>
            <text:list xml:id="list165425393" text:continue-numbering="true" text:style-name="L1">
              <text:list-item>
                <text:p text:style-name="P50">Français</text:p>
              </text:list-item>
              <text:list-item>
                <text:p text:style-name="P33"><text:span text:style-name="T5">Anglais </text:span><text:span text:style-name="T6">courant</text:span></text:p>
              </text:list-item>
            </text:list>
          </table:table-cell>
          <table:table-cell table:style-name="Tableau2.A1" office:value-type="string">
            <text:p text:style-name="P14"/>
          </table:table-cell>
        </table:table-row>
      </table:table>
      <text:p text:style-name="P5"/>
      <text:p text:style-name="P18">LOISIRS ET CENTRES D'INTÉRÊT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1">Sciences</text:p>
          </table:table-cell>
          <table:table-cell table:style-name="Tableau3.A1" office:value-type="string">
            <text:p text:style-name="P17">Nouvelles technologies, programmation, électronique</text:p>
          </table:table-cell>
        </table:table-row>
        <table:table-row>
          <table:table-cell table:style-name="Tableau3.A1" office:value-type="string">
            <text:p text:style-name="P7"><text:span text:style-name="T10">Culture</text:span><text:span text:style-name="T11">l</text:span><text:span text:style-name="T16">s</text:span></text:p>
          </table:table-cell>
          <table:table-cell table:style-name="Tableau3.A1" office:value-type="string">
            <text:p text:style-name="P16"><text:span text:style-name="T8">Musique </text:span><text:span text:style-name="T12">rock/metal</text:span><text:span text:style-name="T8">, f</text:span><text:span text:style-name="T7">ilms</text:span><text:span text:style-name="T9"> et séries, mangas, jeux vidéo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in </meta:initial-creator>
    <meta:creation-date>2013-09-27T10:31:56</meta:creation-date>
    <dc:date>2013-10-03T11:38:31</dc:date>
    <dc:creator>Alain </dc:creator>
    <meta:editing-duration>PT2H21M53S</meta:editing-duration>
    <meta:editing-cycles>125</meta:editing-cycles>
    <meta:generator>LibreOffice/4.0.2.2$Linux_X86_64 LibreOffice_project/400m0$Build-2</meta:generator>
    <meta:document-statistic meta:table-count="4" meta:image-count="0" meta:object-count="0" meta:page-count="1" meta:paragraph-count="58" meta:word-count="162" meta:character-count="974" meta:non-whitespace-character-count="899"/>
  </office:meta>
</office:document-meta>
</file>